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3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639cm" fo:min-width="14.3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Liberation Serif2" fo:font-size="12pt" fo:font-weight="normal" style:font-name-asian="Liberation Serif2" style:font-size-asian="12pt" style:font-weight-asian="normal" style:font-name-complex="Liberation Serif2" style:font-size-complex="12pt" style:font-weight-complex="normal"/>
    </style:style>
    <style:style style:name="T2" style:family="text">
      <style:text-properties fo:color="#000000" loext:opacity="100%" style:font-name="Liberation Serif2" fo:font-size="9.89999961853027pt" fo:font-weight="normal" style:font-name-asian="Liberation Serif2" style:font-size-asian="9.89999961853027pt" style:font-weight-asian="normal" style:font-name-complex="Liberation Serif2" style:font-size-complex="9.89999961853027pt" style:font-weight-complex="normal"/>
    </style:style>
    <style:style style:name="T3" style:family="text">
      <style:text-properties fo:color="#000000" loext:opacity="100%" style:font-name="Liberation Serif2" fo:font-size="14.1000003814697pt" fo:font-weight="normal" style:font-name-asian="Liberation Serif2" style:font-size-asian="14.1000003814697pt" style:font-weight-asian="normal" style:font-name-complex="Liberation Serif2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.264cm" svg:height="0.471cm" svg:x="10.217cm" svg:y="2.557cm">
          <draw:text-box>
            <text:p text:style-name="P2"><text:span text:style-name="T1">ГУАП </text:span></text:p>
          </draw:text-box>
        </draw:frame>
        <draw:frame draw:style-name="gr2" draw:text-style-name="P3" draw:layer="layout" svg:width="3.156cm" svg:height="0.471cm" svg:x="9.269cm" svg:y="3.891cm">
          <draw:text-box>
            <text:p text:style-name="P2"><text:span text:style-name="T1">КАФЕДРА № 44 </text:span></text:p>
          </draw:text-box>
        </draw:frame>
        <draw:frame draw:style-name="gr2" draw:text-style-name="P3" draw:layer="layout" svg:width="1.568cm" svg:height="0.471cm" svg:x="2.541cm" svg:y="6.494cm">
          <draw:text-box>
            <text:p text:style-name="P2"><text:span text:style-name="T1">ОТЧЕТ <text:s/></text:span></text:p>
          </draw:text-box>
        </draw:frame>
        <draw:frame draw:style-name="gr2" draw:text-style-name="P3" draw:layer="layout" svg:width="4.908cm" svg:height="0.471cm" svg:x="2.541cm" svg:y="6.981cm">
          <draw:text-box>
            <text:p text:style-name="P2"><text:span text:style-name="T1">ЗАЩИЩЕН С ОЦЕНКОЙ </text:span></text:p>
          </draw:text-box>
        </draw:frame>
        <draw:frame draw:style-name="gr2" draw:text-style-name="P3" draw:layer="layout" svg:width="3.744cm" svg:height="0.471cm" svg:x="2.541cm" svg:y="7.68cm">
          <draw:text-box>
            <text:p text:style-name="P2"><text:span text:style-name="T1">ПРЕПОДАВАТЕЛЬ </text:span></text:p>
          </draw:text-box>
        </draw:frame>
        <draw:frame draw:style-name="gr2" draw:text-style-name="P3" draw:layer="layout" svg:width="5.035cm" svg:height="0.471cm" svg:x="3.134cm" svg:y="8.515cm">
          <draw:text-box>
            <text:p text:style-name="P2"><text:span text:style-name="T1">Доц., канд. техн. наук, доц. </text:span></text:p>
          </draw:text-box>
        </draw:frame>
        <draw:frame draw:style-name="gr2" draw:text-style-name="P3" draw:layer="layout" svg:width="0.422cm" svg:height="0.471cm" svg:x="8.701cm" svg:y="8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1.441cm" svg:y="8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4.171cm" svg:y="8.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682cm" svg:height="0.471cm" svg:x="15.789cm" svg:y="8.62cm">
          <draw:text-box>
            <text:p text:style-name="P2"><text:span text:style-name="T1">О.О. Жаринов </text:span></text:p>
          </draw:text-box>
        </draw:frame>
        <draw:frame draw:style-name="gr3" draw:text-style-name="P4" draw:layer="layout" svg:width="4.676cm" svg:height="0.386cm" svg:x="3.261cm" svg:y="9.053cm">
          <draw:text-box>
            <text:p text:style-name="P2"><text:span text:style-name="T2">должность, уч. степень, звание </text:span></text:p>
          </draw:text-box>
        </draw:frame>
        <draw:frame draw:style-name="gr2" draw:text-style-name="P3" draw:layer="layout" svg:width="0.422cm" svg:height="0.471cm" svg:x="8.642cm" svg:y="8.989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5.721cm" svg:height="0.02cm" svg:x="2.73cm" svg:y="9.089cm" svg:viewBox="0 0 5722 21" draw:points="0,21 5722,21 5722,0 0,0">
          <text:p/>
        </draw:polygon>
        <draw:polygon draw:style-name="gr4" draw:text-style-name="P5" draw:layer="layout" svg:width="4.975cm" svg:height="0.02cm" svg:x="8.955cm" svg:y="9.089cm" svg:viewBox="0 0 4976 21" draw:points="0,21 4976,21 4976,0 0,0">
          <text:p/>
        </draw:polygon>
        <draw:polygon draw:style-name="gr4" draw:text-style-name="P5" draw:layer="layout" svg:width="5.318cm" svg:height="0.02cm" svg:x="14.416cm" svg:y="9.089cm" svg:viewBox="0 0 5319 21" draw:points="0,21 5319,21 5319,0 0,0">
          <text:p/>
        </draw:polygon>
        <draw:frame draw:style-name="gr3" draw:text-style-name="P4" draw:layer="layout" svg:width="2.123cm" svg:height="0.386cm" svg:x="10.412cm" svg:y="9.053cm">
          <draw:text-box>
            <text:p text:style-name="P2"><text:span text:style-name="T2">подпись, дата </text:span></text:p>
          </draw:text-box>
        </draw:frame>
        <draw:frame draw:style-name="gr2" draw:text-style-name="P3" draw:layer="layout" svg:width="0.422cm" svg:height="0.471cm" svg:x="14.121cm" svg:y="8.98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063cm" svg:height="0.386cm" svg:x="15.568cm" svg:y="9.053cm">
          <draw:text-box>
            <text:p text:style-name="P2"><text:span text:style-name="T2">инициалы, фамилия </text:span></text:p>
          </draw:text-box>
        </draw:frame>
        <draw:frame draw:style-name="gr5" draw:text-style-name="P6" draw:layer="layout" svg:width="0.496cm" svg:height="0.547cm" svg:x="10.797cm" svg:y="9.444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9.104cm" svg:height="0.547cm" svg:x="6.737cm" svg:y="11.704cm">
          <draw:text-box>
            <text:p text:style-name="P2"><text:span text:style-name="T3">ОТЧЕТ О ЛАБОРАТОРНОЙ РАБОТЕ №7 </text:span></text:p>
          </draw:text-box>
        </draw:frame>
        <draw:frame draw:style-name="gr6" draw:text-style-name="P8" draw:layer="layout" svg:width="15.361cm" svg:height="1.639cm" svg:x="3.464cm" svg:y="13.541cm">
          <draw:text-box>
            <text:p text:style-name="P7"><text:span text:style-name="T3">РАЗРАБОТКА ФОРМИРОВАТЕЛЯ ИМПУЛЬСОВ, УПРАВЛЯЕМОГО </text:span></text:p>
            <text:p text:style-name="P7"><text:span text:style-name="T3">ЦИФРОВЫМ КОДОМ</text:span></text:p>
          </draw:text-box>
        </draw:frame>
        <draw:frame draw:style-name="gr2" draw:text-style-name="P3" draw:layer="layout" svg:width="1.801cm" svg:height="0.471cm" svg:x="8.261cm" svg:y="16.228cm">
          <draw:text-box>
            <text:p text:style-name="P2"><text:span text:style-name="T1">по курсу: </text:span></text:p>
          </draw:text-box>
        </draw:frame>
        <draw:frame draw:style-name="gr5" draw:text-style-name="P6" draw:layer="layout" svg:width="4.138cm" svg:height="0.547cm" svg:x="10.06cm" svg:y="16.158cm">
          <draw:text-box>
            <text:p text:style-name="P2"><text:span text:style-name="T3">СХЕМОТЕХНИКА</text:span></text:p>
          </draw:text-box>
        </draw:frame>
        <draw:frame draw:style-name="gr2" draw:text-style-name="P3" draw:layer="layout" svg:width="0.422cm" svg:height="0.471cm" svg:x="14.201cm" svg:y="16.22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6cm" svg:height="0.547cm" svg:x="11.233cm" svg:y="17.149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22cm" svg:height="0.471cm" svg:x="11.233cm" svg:y="17.72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4.307cm" svg:height="0.471cm" svg:x="2.541cm" svg:y="19.903cm">
          <draw:text-box>
            <text:p text:style-name="P2"><text:span text:style-name="T1">РАБОТУ ВЫПОЛНИЛ </text:span></text:p>
          </draw:text-box>
        </draw:frame>
        <draw:frame draw:style-name="gr2" draw:text-style-name="P3" draw:layer="layout" svg:width="3.262cm" svg:height="0.471cm" svg:x="2.731cm" svg:y="20.844cm">
          <draw:text-box>
            <text:p text:style-name="P2"><text:span text:style-name="T1">СТУДЕНТ ГР. № </text:span></text:p>
          </draw:text-box>
        </draw:frame>
        <draw:frame draw:style-name="gr2" draw:text-style-name="P3" draw:layer="layout" svg:width="0.849cm" svg:height="0.471cm" svg:x="7.66cm" svg:y="20.844cm">
          <draw:text-box>
            <text:p text:style-name="P2"><text:span text:style-name="T1">4142</text:span></text:p>
          </draw:text-box>
        </draw:frame>
        <draw:frame draw:style-name="gr2" draw:text-style-name="P3" draw:layer="layout" svg:width="0.422cm" svg:height="0.471cm" svg:x="9.819cm" svg:y="20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2.355cm" svg:y="20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14.891cm" svg:y="20.84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58cm" svg:height="0.471cm" svg:x="16.467cm" svg:y="20.844cm">
          <draw:text-box>
            <text:p text:style-name="P2"><text:span text:style-name="T1">К.С. Некрасов</text:span></text:p>
          </draw:text-box>
        </draw:frame>
        <draw:frame draw:style-name="gr3" draw:text-style-name="P4" draw:layer="layout" svg:width="0.348cm" svg:height="0.386cm" svg:x="4.64cm" svg:y="21.272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22cm" svg:height="0.471cm" svg:x="6.745cm" svg:y="21.2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22cm" svg:height="0.471cm" svg:x="9.802cm" svg:y="21.208cm">
          <draw:text-box>
            <text:p text:style-name="P2"><text:span text:style-name="T1"><text:s/></text:span></text:p>
          </draw:text-box>
        </draw:frame>
        <draw:polygon draw:style-name="gr4" draw:text-style-name="P5" draw:layer="layout" svg:width="3.059cm" svg:height="0.021cm" svg:x="6.552cm" svg:y="21.312cm" svg:viewBox="0 0 3060 22" draw:points="0,22 3060,22 3060,0 0,0">
          <text:p/>
        </draw:polygon>
        <draw:polygon draw:style-name="gr4" draw:text-style-name="P5" draw:layer="layout" svg:width="4.657cm" svg:height="0.021cm" svg:x="10.026cm" svg:y="21.312cm" svg:viewBox="0 0 4658 22" draw:points="0,22 4658,22 4658,0 0,0">
          <text:p/>
        </draw:polygon>
        <draw:polygon draw:style-name="gr4" draw:text-style-name="P5" draw:layer="layout" svg:width="4.636cm" svg:height="0.021cm" svg:x="15.098cm" svg:y="21.312cm" svg:viewBox="0 0 4637 22" draw:points="0,22 4637,22 4637,0 0,0">
          <text:p/>
        </draw:polygon>
        <draw:frame draw:style-name="gr3" draw:text-style-name="P4" draw:layer="layout" svg:width="2.123cm" svg:height="0.386cm" svg:x="11.322cm" svg:y="21.272cm">
          <draw:text-box>
            <text:p text:style-name="P2"><text:span text:style-name="T2">подпись, дата </text:span></text:p>
          </draw:text-box>
        </draw:frame>
        <draw:frame draw:style-name="gr2" draw:text-style-name="P3" draw:layer="layout" svg:width="0.422cm" svg:height="0.471cm" svg:x="14.874cm" svg:y="21.20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063cm" svg:height="0.386cm" svg:x="15.908cm" svg:y="21.272cm">
          <draw:text-box>
            <text:p text:style-name="P2"><text:span text:style-name="T2">инициалы, фамилия </text:span></text:p>
          </draw:text-box>
        </draw:frame>
        <draw:frame draw:style-name="gr3" draw:text-style-name="P4" draw:layer="layout" svg:width="0.348cm" svg:height="0.386cm" svg:x="2.541cm" svg:y="21.66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4.18cm" svg:height="0.471cm" svg:x="8.761cm" svg:y="24.4cm">
          <draw:text-box>
            <text:p text:style-name="P2"><text:span text:style-name="T1">Санкт-Петербург 2024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6T04:14:02.004295123</dc:date>
    <meta:editing-duration>PT39S</meta:editing-duration>
    <meta:editing-cycles>1</meta:editing-cycles>
    <meta:document-statistic meta:object-count="46"/>
    <meta:generator>LibreOffice/7.5.9.2$Linux_X86_64 LibreOffice_project/50$Build-2</meta:generator>
  </office:meta>
</office:document-meta>
</file>